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DLaM Display" svg:font-family="ADLaM Display" style:font-family-generic="system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00%"/>
      <style:text-properties style:font-name="ADLaM Display" style:font-name-asian="Times New Roman" style:font-name-complex="ADLaM Display" style:letter-kerning="false" style:language-asian="fr" style:country-asian="FR"/>
    </style:style>
    <style:style style:name="P2" style:parent-style-name="Normal" style:family="paragraph">
      <style:paragraph-properties fo:margin-bottom="0in" fo:line-height="100%"/>
      <style:text-properties style:font-name="ADLaM Display" style:font-name-asian="Times New Roman" style:font-name-complex="ADLaM Display" style:letter-kerning="false" style:language-asian="fr" style:country-asian="FR"/>
    </style:style>
    <style:style style:name="P3" style:parent-style-name="Normal" style:family="paragraph">
      <style:paragraph-properties fo:margin-bottom="0in" fo:line-height="100%"/>
      <style:text-properties style:font-name="ADLaM Display" style:font-name-asian="Times New Roman" style:font-name-complex="ADLaM Display" style:letter-kerning="false" style:language-asian="fr" style:country-asian="FR"/>
    </style:style>
    <style:style style:name="P4" style:parent-style-name="Normal" style:family="paragraph">
      <style:paragraph-properties fo:margin-bottom="0in" fo:line-height="100%"/>
      <style:text-properties style:font-name="ADLaM Display" style:font-name-asian="Times New Roman" style:font-name-complex="ADLaM Display" style:letter-kerning="false" style:language-asian="fr" style:country-asian="FR"/>
    </style:style>
    <style:style style:name="P5" style:parent-style-name="Normal" style:family="paragraph">
      <style:paragraph-properties fo:margin-bottom="0in" fo:line-height="100%" fo:text-indent="0.4916in"/>
      <style:text-properties style:font-name="ADLaM Display" style:font-name-asian="Times New Roman" style:font-name-complex="ADLaM Display" style:letter-kerning="false" style:text-underline-type="single" style:text-underline-style="solid" style:text-underline-width="auto" style:text-underline-mode="continuous" style:language-asian="fr" style:country-asian="FR"/>
    </style:style>
    <style:style style:name="P6" style:parent-style-name="Normal" style:family="paragraph">
      <style:paragraph-properties fo:margin-bottom="0in" fo:line-height="100%"/>
      <style:text-properties style:font-name="ADLaM Display" style:font-name-asian="Times New Roman" style:font-name-complex="ADLaM Display" style:letter-kerning="false" style:language-asian="fr" style:country-asian="FR"/>
    </style:style>
    <style:style style:name="P7" style:parent-style-name="Normal" style:family="paragraph">
      <style:paragraph-properties fo:margin-bottom="0in" fo:line-height="100%"/>
      <style:text-properties style:font-name="ADLaM Display" style:font-name-asian="Times New Roman" style:font-name-complex="ADLaM Display" style:letter-kerning="false" style:language-asian="fr" style:country-asian="FR"/>
    </style:style>
    <style:style style:name="P8" style:parent-style-name="Normal" style:family="paragraph">
      <style:paragraph-properties fo:margin-bottom="0in" fo:line-height="100%"/>
      <style:text-properties style:font-name="ADLaM Display" style:font-name-asian="Times New Roman" style:font-name-complex="ADLaM Display" style:letter-kerning="false" style:language-asian="fr" style:country-asian="FR"/>
    </style:style>
    <style:style style:name="P9" style:parent-style-name="Normal" style:family="paragraph">
      <style:paragraph-properties fo:margin-bottom="0in" fo:line-height="100%"/>
      <style:text-properties style:font-name="ADLaM Display" style:font-name-asian="Times New Roman" style:font-name-complex="ADLaM Display" style:letter-kerning="false" style:language-asian="fr" style:country-asian="FR"/>
    </style:style>
    <style:style style:name="P10" style:parent-style-name="Normal" style:family="paragraph">
      <style:paragraph-properties fo:margin-bottom="0in" fo:line-height="100%" fo:text-indent="0.4916in"/>
    </style:style>
    <style:style style:name="T11" style:parent-style-name="Policepardéfaut" style:family="text">
      <style:text-properties style:font-name="ADLaM Display" style:font-name-asian="Times New Roman" style:font-name-complex="ADLaM Display" style:letter-kerning="false" style:text-underline-type="single" style:text-underline-style="solid" style:text-underline-width="auto" style:text-underline-mode="continuous" style:language-asian="fr" style:country-asian="FR"/>
    </style:style>
    <style:style style:name="T12" style:parent-style-name="Policepardéfaut" style:family="text">
      <style:text-properties style:font-name="ADLaM Display" style:font-name-asian="Times New Roman" style:font-name-complex="ADLaM Display" style:letter-kerning="false" style:language-asian="fr" style:country-asian="FR"/>
    </style:style>
    <style:style style:name="T13" style:parent-style-name="Policepardéfaut" style:family="text">
      <style:text-properties style:font-name="ADLaM Display" style:font-name-asian="Times New Roman" style:font-name-complex="ADLaM Display" style:letter-kerning="false" style:text-underline-type="single" style:text-underline-style="solid" style:text-underline-width="auto" style:text-underline-mode="continuous" style:language-asian="fr" style:country-asian="FR"/>
    </style:style>
    <style:style style:name="T14" style:parent-style-name="Policepardéfaut" style:family="text">
      <style:text-properties style:font-name="ADLaM Display" style:font-name-asian="Times New Roman" style:font-name-complex="ADLaM Display" style:letter-kerning="false" style:language-asian="fr" style:country-asian="FR"/>
    </style:style>
    <style:style style:name="P15" style:parent-style-name="Normal" style:family="paragraph">
      <style:paragraph-properties fo:margin-bottom="0in" fo:line-height="100%"/>
      <style:text-properties style:font-name="ADLaM Display" style:font-name-asian="Times New Roman" style:font-name-complex="ADLaM Display" style:letter-kerning="false" style:language-asian="fr" style:country-asian="FR"/>
    </style:style>
    <style:style style:name="P16" style:parent-style-name="Normal" style:family="paragraph">
      <style:paragraph-properties fo:margin-bottom="0in" fo:line-height="100%"/>
      <style:text-properties style:font-name="ADLaM Display" style:font-name-asian="Times New Roman" style:font-name-complex="ADLaM Display" style:letter-kerning="false" style:language-asian="fr" style:country-asian="FR"/>
    </style:style>
    <style:style style:name="P17" style:parent-style-name="Normal" style:family="paragraph">
      <style:paragraph-properties fo:margin-bottom="0in" fo:line-height="100%"/>
      <style:text-properties style:font-name="ADLaM Display" style:font-name-asian="Times New Roman" style:font-name-complex="ADLaM Display" style:letter-kerning="false" style:language-asian="fr" style:country-asian="FR"/>
    </style:style>
    <style:style style:name="P18" style:parent-style-name="Normal" style:family="paragraph">
      <style:paragraph-properties fo:margin-bottom="0in" fo:line-height="100%"/>
      <style:text-properties style:font-name="ADLaM Display" style:font-name-asian="Times New Roman" style:font-name-complex="ADLaM Display" style:letter-kerning="false" style:language-asian="fr" style:country-asian="FR"/>
    </style:style>
    <style:style style:name="P19" style:parent-style-name="Normal" style:family="paragraph">
      <style:paragraph-properties fo:margin-bottom="0in" fo:line-height="100%" fo:text-indent="0.4916in"/>
      <style:text-properties style:font-name="ADLaM Display" style:font-name-asian="Times New Roman" style:font-name-complex="ADLaM Display" style:letter-kerning="false" style:text-underline-type="single" style:text-underline-style="solid" style:text-underline-width="auto" style:text-underline-mode="continuous" style:language-asian="fr" style:country-asian="FR"/>
    </style:style>
    <style:style style:name="P20" style:parent-style-name="Normal" style:family="paragraph">
      <style:paragraph-properties fo:margin-bottom="0in" fo:line-height="100%"/>
      <style:text-properties style:font-name="ADLaM Display" style:font-name-asian="Times New Roman" style:font-name-complex="ADLaM Display" style:letter-kerning="false" style:language-asian="fr" style:country-asian="FR"/>
    </style:style>
    <style:style style:name="P21" style:parent-style-name="Normal" style:family="paragraph">
      <style:paragraph-properties fo:margin-bottom="0in" fo:line-height="100%"/>
      <style:text-properties style:font-name="ADLaM Display" style:font-name-asian="Times New Roman" style:font-name-complex="ADLaM Display" style:letter-kerning="false" style:language-asian="fr" style:country-asian="FR"/>
    </style:style>
    <style:style style:name="P22" style:parent-style-name="Normal" style:family="paragraph">
      <style:paragraph-properties fo:margin-bottom="0in" fo:line-height="100%"/>
      <style:text-properties style:font-name="ADLaM Display" style:font-name-asian="Times New Roman" style:font-name-complex="ADLaM Display" style:letter-kerning="false" style:language-asian="fr" style:country-asian="FR"/>
    </style:style>
    <style:style style:name="P23" style:parent-style-name="Normal" style:family="paragraph">
      <style:paragraph-properties fo:margin-bottom="0in" fo:line-height="100%"/>
      <style:text-properties style:font-name="ADLaM Display" style:font-name-asian="Times New Roman" style:font-name-complex="ADLaM Display" style:letter-kerning="false" style:language-asian="fr" style:country-asian="FR"/>
    </style:style>
    <style:style style:name="P24" style:parent-style-name="Normal" style:family="paragraph">
      <style:paragraph-properties fo:margin-bottom="0in" fo:line-height="100%"/>
      <style:text-properties style:font-name="ADLaM Display" style:font-name-asian="Times New Roman" style:font-name-complex="ADLaM Display" style:letter-kerning="false" style:language-asian="fr" style:country-asian="FR"/>
    </style:style>
    <style:style style:name="P25" style:parent-style-name="Normal" style:family="paragraph">
      <style:paragraph-properties fo:margin-bottom="0in" fo:line-height="100%"/>
      <style:text-properties style:font-name="ADLaM Display" style:font-name-asian="Times New Roman" style:font-name-complex="ADLaM Display" style:letter-kerning="false" style:language-asian="fr" style:country-asian="FR"/>
    </style:style>
    <style:style style:name="P26" style:parent-style-name="Normal" style:family="paragraph">
      <style:paragraph-properties fo:margin-bottom="0in" fo:line-height="100%"/>
      <style:text-properties style:font-name="ADLaM Display" style:font-name-asian="Times New Roman" style:font-name-complex="ADLaM Display" style:letter-kerning="false" style:language-asian="fr" style:country-asian="FR"/>
    </style:style>
    <style:style style:name="P27" style:parent-style-name="Normal" style:family="paragraph">
      <style:paragraph-properties fo:margin-bottom="0in" fo:line-height="100%" fo:text-indent="0.4916in"/>
      <style:text-properties style:font-name="ADLaM Display" style:font-name-asian="Times New Roman" style:font-name-complex="ADLaM Display" style:letter-kerning="false" style:text-underline-type="single" style:text-underline-style="solid" style:text-underline-width="auto" style:text-underline-mode="continuous" style:language-asian="fr" style:country-asian="FR"/>
    </style:style>
    <style:style style:name="P28" style:parent-style-name="Normal" style:family="paragraph">
      <style:paragraph-properties fo:margin-bottom="0in" fo:line-height="100%"/>
      <style:text-properties style:font-name="ADLaM Display" style:font-name-asian="Times New Roman" style:font-name-complex="ADLaM Display" style:letter-kerning="false" style:language-asian="fr" style:country-asian="FR"/>
    </style:style>
    <style:style style:name="P29" style:parent-style-name="Normal" style:family="paragraph">
      <style:paragraph-properties fo:margin-bottom="0in" fo:line-height="100%"/>
      <style:text-properties style:font-name="ADLaM Display" style:font-name-asian="Times New Roman" style:font-name-complex="ADLaM Display" style:letter-kerning="false" style:language-asian="fr" style:country-asian="FR"/>
    </style:style>
    <style:style style:name="P30" style:parent-style-name="Normal" style:family="paragraph">
      <style:paragraph-properties fo:margin-bottom="0in" fo:line-height="100%"/>
    </style:style>
    <style:style style:name="T31" style:parent-style-name="Policepardéfaut" style:family="text">
      <style:text-properties style:font-name="ADLaM Display" style:font-name-asian="Times New Roman" style:font-name-complex="ADLaM Display" style:letter-kerning="false" style:language-asian="fr" style:country-asian="FR"/>
    </style:style>
  </office:automatic-styles>
  <office:body>
    <office:text text:use-soft-page-breaks="true">
      <text:p text:style-name="P1">Réponses aux questions :</text:p>
      <text:p text:style-name="P2"/>
      <text:p text:style-name="P3"/>
      <text:p text:style-name="P4"/>
      <text:p text:style-name="P5">1. Comment avez-vous créé vos questions / réponses ? </text:p>
      <text:p text:style-name="P6">Pour créer nos questions et nos réponses, nous nous sommes basés sur des situations réelles où tout le monde peut s'y retrouver. Nous avons ensuite observé comment chacun de nous y répondait afin d'établir un panel de réponses. Nous avons pu compter sur notre imagination collective ou personnelle pour proposer des questions variées et des profils différents.</text:p>
      <text:p text:style-name="P7"/>
      <text:p text:style-name="P8"/>
      <text:p text:style-name="P9"/>
      <text:p text:style-name="P10"><text:span text:style-name="T11">2. Comment avez-vous lié les réponses à une caractéristique ou à une autre</text:span><text:span text:style-name="T12"><text:s/></text:span><text:span text:style-name="T13">(courage, ambition, …) ?</text:span><text:span text:style-name="T14"> </text:span></text:p>
      <text:p text:style-name="P15">     Lors de la création des questions, nous avons veillé que les réponses à cette question pouvaient influencer une ou des caractéristique(s). Nous avons imaginé quelle(s) caractéristique(s) parmi les 4 étai(en)t la plus susceptible d'être concernée par la réponse et nous avons parfois orienté la formulation afin de mettre en avant un point de vue lié à une/des caractéristique(s) </text:p>
      <text:p text:style-name="P16">     Ensuite, nous avons déterminé à quel point une réponse soulignait une/des caractéristique(s) en assignant une valeur allant de 0 à 3 à une caractéristique (courage, ambition, intelligence, bonté). Le 0 signifie que la réponse n'affecte pas du tout cette caractéristique et le 3 signifie que la réponse souligne particulièrement cette caractéristique.</text:p>
      <text:p text:style-name="P17"/>
      <text:p text:style-name="P18"/>
      <text:p text:style-name="P19">3. Comment avez-vous calculé le profil de l’utilisateur à partir de ses réponses<text:s/>?</text:p>
      <text:p text:style-name="P20"><text:s/>(Nous avons veillé à ne pas presque pas pouvoir dépasser les 10)</text:p>
      <text:p text:style-name="P21">     Pour calculer le profil de l'utilisateur interrogé, nous nous sommes basés sur l'importance des réponses à propos de certaines caractéristiques. Ainsi, si la réponse n'influe pas totalement le profil.</text:p>
      <text:p text:style-name="P22">     A chaque réponse, on ajoute les points attribuer à chaque caractéristique au profil de l'utilisateur qui commence à zéro.</text:p>
      <text:p text:style-name="P23"/>
      <text:p text:style-name="P24"/>
      <text:p text:style-name="P25"/>
      <text:p text:style-name="P26"/>
      <text:p text:style-name="P27">4. Comment avez-vous testé la fiabilité de votre Choixpeau magique ? </text:p>
      <text:p text:style-name="P28">     Pour tester la fiabilité de notre Choixpeau magique, nous avons testé notre programme en incarnant un personnage fictif qui suivrait le comportement type attendu dans chaque maison. </text:p>
      <text:p text:style-name="P29">     ex : Ravenclaw : Forte ambition et intelligence</text:p>
      <text:p text:style-name="P30"><text:span text:style-name="T31">Nous avons aussi vérifié que l'on puisse atteindre toutes les maisons notamment Hufflepuff qui est assez difficile à trouver. Cela nous a permis de savoir quoi changer dans le système de poin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DLaM Display" svg:font-family="ADLaM Display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author-a-wz86zgcvmz71zz88zlz68zz84z2sz87z8a" style:display-name="author-a-wz86zgcvmz71zz88zlz68zz84z2sz87z8a" style:family="text" style:parent-style-name="Policepardéfaut"/>
    <style:style style:name="author-a-z70zz122zz65zz83zkz85zv8z77zrhz90zgz69zz70zf" style:display-name="author-a-z70zz122zz65zz83zkz85zv8z77zrhz90zgz69zz70zf" style:family="text" style:parent-style-name="Policepardéfaut"/>
    <style:style style:name="i" style:display-name="i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OUCHANE Malik</meta:initial-creator>
    <dc:creator>CHOUCHANE Malik</dc:creator>
    <meta:creation-date>2024-03-15T19:37:00Z</meta:creation-date>
    <dc:date>2024-03-15T20:06:00Z</dc:date>
    <meta:template xlink:href="Normal.dotm" xlink:type="simple"/>
    <meta:editing-cycles>1</meta:editing-cycles>
    <meta:editing-duration>PT1740S</meta:editing-duration>
    <meta:document-statistic meta:page-count="1" meta:paragraph-count="4" meta:word-count="350" meta:character-count="2277" meta:row-count="16" meta:non-whitespace-character-count="1931"/>
  </office:meta>
</office:document-meta>
</file>